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395b9" officeooo:paragraph-rsid="002395b9"/>
    </style:style>
    <style:style style:name="P5" style:family="paragraph" style:parent-style-name="Standard">
      <style:text-properties officeooo:rsid="00248161" officeooo:paragraph-rsid="00248161"/>
    </style:style>
    <style:style style:name="P6" style:family="paragraph" style:parent-style-name="Standard">
      <style:text-properties officeooo:rsid="002749c9" officeooo:paragraph-rsid="002749c9"/>
    </style:style>
    <style:style style:name="P7" style:family="paragraph" style:parent-style-name="Standard">
      <style:text-properties officeooo:rsid="0029e9f4" officeooo:paragraph-rsid="0029e9f4"/>
    </style:style>
    <style:style style:name="P8" style:family="paragraph" style:parent-style-name="Standard">
      <style:text-properties officeooo:rsid="002ce714" officeooo:paragraph-rsid="002ce714"/>
    </style:style>
    <style:style style:name="P9" style:family="paragraph" style:parent-style-name="Standard">
      <style:text-properties officeooo:rsid="002ce714" officeooo:paragraph-rsid="002ce714"/>
    </style:style>
    <style:style style:name="P10" style:family="paragraph" style:parent-style-name="Standard">
      <style:text-properties officeooo:rsid="002df5dc" officeooo:paragraph-rsid="002df5dc"/>
    </style:style>
    <style:style style:name="P11" style:family="paragraph" style:parent-style-name="Standard">
      <style:text-properties officeooo:rsid="002f5c6a" officeooo:paragraph-rsid="002f5c6a"/>
    </style:style>
    <style:style style:name="P12" style:family="paragraph" style:parent-style-name="Standard">
      <style:text-properties officeooo:rsid="002feb5b" officeooo:paragraph-rsid="002feb5b"/>
    </style:style>
    <style:style style:name="P13" style:family="paragraph" style:parent-style-name="Standard">
      <style:text-properties officeooo:rsid="00317133" officeooo:paragraph-rsid="00317133"/>
    </style:style>
    <style:style style:name="P14" style:family="paragraph" style:parent-style-name="Standard">
      <style:text-properties officeooo:rsid="00323986" officeooo:paragraph-rsid="00323986"/>
    </style:style>
    <style:style style:name="P15" style:family="paragraph" style:parent-style-name="Standard">
      <style:text-properties officeooo:rsid="00327b5b" officeooo:paragraph-rsid="00327b5b"/>
    </style:style>
    <style:style style:name="P16" style:family="paragraph" style:parent-style-name="Standard">
      <style:text-properties officeooo:rsid="0032863c" officeooo:paragraph-rsid="0032863c"/>
    </style:style>
    <style:style style:name="T1" style:family="text">
      <style:text-properties officeooo:rsid="002ce714"/>
    </style:style>
    <style:style style:name="T2" style:family="text">
      <style:text-properties officeooo:rsid="00300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4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4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4">USER INPUT:</text:p>
      <text:p text:style-name="P5">2.7.0 :011 &gt; x = gets</text:p>
      <text:p text:style-name="P5">Tyler Durden</text:p>
      <text:p text:style-name="P5">2.7.0 :012 &gt; puts x</text:p>
      <text:p text:style-name="P5">Tyler Durden</text:p>
      <text:p text:style-name="P5"/>
      <text:p text:style-name="P6">USING .chomp, .length, .<text:span text:style-name="T1">to_i, .to_f, round()</text:span>:</text:p>
      <text:p text:style-name="P6">2.7.0 :015 &gt; y = gets</text:p>
      <text:p text:style-name="P6">sahil</text:p>
      <text:p text:style-name="P6">2.7.0 :016 &gt; puts y.length</text:p>
      <text:p text:style-name="P6">6</text:p>
      <text:p text:style-name="P6"><text:s/>=&gt; nil </text:p>
      <text:p text:style-name="P6">2.7.0 :017 &gt; y = gets.chomp</text:p>
      <text:p text:style-name="P6"><text:soft-page-break/>sahil</text:p>
      <text:p text:style-name="P6">2.7.0 :018 &gt; puts y.length</text:p>
      <text:p text:style-name="P6">5</text:p>
      <text:p text:style-name="P6"/>
      <text:p text:style-name="P6"/>
      <text:p text:style-name="P7">2.7.0 :021 &gt; y = gets.to_f</text:p>
      <text:p text:style-name="P7">12.5</text:p>
      <text:p text:style-name="P7">2.7.0 :022 &gt; puts y*2</text:p>
      <text:p text:style-name="P7">25.0</text:p>
      <text:p text:style-name="P7"/>
      <text:p text:style-name="P7">2.7.0 :019 &gt; y = gets.to_i</text:p>
      <text:p text:style-name="P7">12</text:p>
      <text:p text:style-name="P7"/>
      <text:p text:style-name="P7"/>
      <text:p text:style-name="P8">2.7.0 :023 &gt; n = 2.12345</text:p>
      <text:p text:style-name="P8">2.7.0 :024 &gt; puts n.round(2)</text:p>
      <text:p text:style-name="P8">2.12</text:p>
      <text:p text:style-name="P8"><text:s/>=&gt; nil </text:p>
      <text:p text:style-name="P8">2.7.0 :025 &gt; puts n.round(3)</text:p>
      <text:p text:style-name="P8">2.123</text:p>
      <text:p text:style-name="P8"><text:s/>=&gt; nil </text:p>
      <text:p text:style-name="P8"/>
      <text:p text:style-name="P8"/>
      <text:p text:style-name="P11">FUNCTIONS:</text:p>
      <text:p text:style-name="P10">2.7.0 :035 &gt; def func</text:p>
      <text:p text:style-name="P10">2.7.0 :036 &gt; <text:s text:c="2"/>puts 'in a function'</text:p>
      <text:p text:style-name="P10">2.7.0 :037 &gt; end</text:p>
      <text:p text:style-name="P10"/>
      <text:p text:style-name="P10">2.7.0 :038 &gt; func</text:p>
      <text:p text:style-name="P10">in a function</text:p>
      <text:p text:style-name="P10"/>
      <text:p text:style-name="P12">2.7.0 :051 &gt; def func2(x)</text:p>
      <text:p text:style-name="P12">2.7.0 :052 &gt; <text:s text:c="2"/>puts 'My name is '+ x</text:p>
      <text:p text:style-name="P12">2.7.0 :053 &gt; end</text:p>
      <text:p text:style-name="P12"><text:s/>=&gt; :func2 </text:p>
      <text:p text:style-name="P12">2.7.0 :054 &gt; func2('Jim')</text:p>
      <text:p text:style-name="P12">My name is Jim</text:p>
      <text:p text:style-name="P10"/>
      <text:p text:style-name="P13">.7.0 :059 &gt; def func2(x)</text:p>
      <text:p text:style-name="P13">2.7.0 :060 &gt; <text:s text:c="2"/>puts "value to be shown is #{x}"</text:p>
      <text:p text:style-name="P13">2.7.0 :061 &gt; end</text:p>
      <text:p text:style-name="P13"><text:s/>=&gt; :func2 </text:p>
      <text:p text:style-name="P13">2.7.0 :062 &gt; func2(20)</text:p>
      <text:p text:style-name="P13">value to be shown is 20</text:p>
      <text:p text:style-name="P13"><text:s/>=&gt; nil </text:p>
      <text:p text:style-name="P13"/>
      <text:p text:style-name="P14">2.7.0 :063 &gt; def func2(x=10)</text:p>
      <text:p text:style-name="P14">2.7.0 :064 &gt; <text:s text:c="2"/>puts "value to be shown is #{x}"</text:p>
      <text:p text:style-name="P14">2.7.0 :065 &gt; end</text:p>
      <text:p text:style-name="P14"><text:s/>=&gt; :func2 </text:p>
      <text:p text:style-name="P14">2.7.0 :066 &gt; func2</text:p>
      <text:p text:style-name="P14">value to be shown is 10</text:p>
      <text:p text:style-name="P15"><text:soft-page-break/>2.7.0 :068 &gt; def fun1()</text:p>
      <text:p text:style-name="P15">2.7.0 :069 &gt; <text:s text:c="2"/>return 10,23,34</text:p>
      <text:p text:style-name="P15">2.7.0 :070 &gt; end</text:p>
      <text:p text:style-name="P15"><text:s/>=&gt; :fun1 </text:p>
      <text:p text:style-name="P15">2.7.0 :071 &gt; val = fun1</text:p>
      <text:p text:style-name="P15">2.7.0 :072 &gt; puts val</text:p>
      <text:p text:style-name="P15">10</text:p>
      <text:p text:style-name="P15">23</text:p>
      <text:p text:style-name="P15">34</text:p>
      <text:p text:style-name="P15"><text:s/>=&gt; nil </text:p>
      <text:p text:style-name="P15">2.7.0 :073 &gt; puts val.length</text:p>
      <text:p text:style-name="P15">3</text:p>
      <text:p text:style-name="P15"><text:s/>=&gt; nil </text:p>
      <text:p text:style-name="P15"/>
      <text:p text:style-name="P16">2.7.0 :089 &gt; def multiples(n)</text:p>
      <text:p text:style-name="P16">2.7.0 :090 &gt; <text:s text:c="2"/>for i in 1..5</text:p>
      <text:p text:style-name="P16">2.7.0 :091 &gt; <text:s text:c="6"/>puts"#{i*n}"</text:p>
      <text:p text:style-name="P16">2.7.0 :092 &gt; <text:s text:c="2"/>end</text:p>
      <text:p text:style-name="P16">2.7.0 :093 &gt; end</text:p>
      <text:p text:style-name="P16"><text:s/>=&gt; :multiples </text:p>
      <text:p text:style-name="P16">2.7.0 :094 &gt; multiples(8)</text:p>
      <text:p text:style-name="P16">8</text:p>
      <text:p text:style-name="P16">16</text:p>
      <text:p text:style-name="P16">24</text:p>
      <text:p text:style-name="P16">32</text:p>
      <text:p text:style-name="P16">4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2:20:51.852814982</dc:date>
    <meta:editing-duration>PT50M34S</meta:editing-duration>
    <meta:editing-cycles>18</meta:editing-cycles>
    <meta:document-statistic meta:table-count="0" meta:image-count="0" meta:object-count="0" meta:page-count="3" meta:paragraph-count="112" meta:word-count="419" meta:character-count="1948" meta:non-whitespace-character-count="1569"/>
  </office:meta>
</office:document-meta>
</file>